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43d56" officeooo:paragraph-rsid="00043d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">S :</text:p>
            <text:p text:style-name="P1">-Nous venons tous de prépa (capacité mathématiques et d’abstraction)</text:p>
            <text:p text:style-name="P1">-Motivations de chacun</text:p>
            <text:p text:style-name="P1">-intérêt pour le sujet</text:p>
            <text:p text:style-name="P1">-Présence d’un R1, dont l’apport et l’expérience sont non négligeables </text:p>
            <text:p text:style-name="P1"/>
          </table:table-cell>
          <table:table-cell table:style-name="Tableau1.B1" office:value-type="string">
            <text:p text:style-name="P1">W :</text:p>
            <text:p text:style-name="P1">-Nous venons tous de prépa : il n’y a pas de diversité</text:p>
          </table:table-cell>
        </table:table-row>
        <table:table-row>
          <table:table-cell table:style-name="Tableau1.A2" office:value-type="string">
            <text:p text:style-name="P1">O :</text:p>
            <text:p text:style-name="P1">-L’environnement de travail à Télécom Nancy</text:p>
            <text:p text:style-name="P1"/>
          </table:table-cell>
          <table:table-cell table:style-name="Tableau1.B2" office:value-type="string">
            <text:p text:style-name="P1">T :</text:p>
            <text:p text:style-name="P1">-Partiels</text:p>
            <text:p text:style-name="P1">-Vacances</text:p>
            <text:p text:style-name="P1">-Manque de temp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7:03:41.795927863</meta:creation-date>
    <dc:date>2019-03-12T17:35:09.097154515</dc:date>
    <meta:editing-duration>PT21M17S</meta:editing-duration>
    <meta:editing-cycles>1</meta:editing-cycles>
    <meta:document-statistic meta:table-count="1" meta:image-count="0" meta:object-count="0" meta:page-count="1" meta:paragraph-count="13" meta:word-count="57" meta:character-count="326" meta:non-whitespace-character-count="281"/>
    <meta:generator>LibreOffice/6.0.7.3$Linux_X86_64 LibreOffice_project/00m0$Build-3</meta:generator>
  </office:meta>
</office:document-meta>
</file>